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46c1"/>
    </style:style>
    <style:style style:name="T1" style:family="text">
      <style:text-properties officeooo:rsid="001f4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rror that comes while creating adding new column with properety NOT NULL;</text:span></text:p>
      <text:p text:style-name="P1"/>
      <text:p text:style-name="P1">Error report -</text:p>
      <text:p text:style-name="Standard">alter table T_1 add (SlNO INT NULL, FLAG VARCHAR2 (20 BYTE) NULL, CREATED_DATE DATE NOT NULL, MODIFIED_DATE DATE NULL)</text:p>
      <text:p text:style-name="Standard">ORA-01758: table must be empty to add mandatory (NOT NULL) column</text:p>
      <text:p text:style-name="Standard">01758. 00000 - <text:s/>"table must be empty to add mandatory (NOT NULL) column"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03:24.323108414</meta:creation-date>
    <dc:date>2019-05-03T16:05:43.399401704</dc:date>
    <meta:editing-duration>PT2M1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8" meta:character-count="343" meta:non-whitespace-character-count="289"/>
  </office:meta>
</office:document-meta>
</file>